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8134in"/>
    </style:style>
    <style:style style:name="co3" style:family="table-column">
      <style:table-column-properties fo:break-before="auto" style:column-width="3.5398in"/>
    </style:style>
    <style:style style:name="co4" style:family="table-column">
      <style:table-column-properties fo:break-before="auto" style:column-width="3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Team Alias</text:p>
          </table:table-cell>
          <table:table-cell table:style-name="ce1" office:value-type="string">
            <text:p>Team ID</text:p>
          </table:table-cell>
          <table:table-cell table:style-name="ce1" office:value-type="string">
            <text:p>API Key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</text:p>
          </table:table-cell>
          <table:table-cell office:value-type="string">
            <text:p>716c0211-5a79-40c7-945e-23e9f45b1bdb</text:p>
          </table:table-cell>
          <table:table-cell office:value-type="string">
            <text:p>sk-IiumUaPashN03gK9LYYGR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</text:p>
          </table:table-cell>
          <table:table-cell office:value-type="string">
            <text:p>c5a0cbc0-be75-48dd-9da7-0db5f14bf3c7</text:p>
          </table:table-cell>
          <table:table-cell office:value-type="string">
            <text:p>sk-aMHEVpP-3WqHlZ6y3PgagA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</text:p>
          </table:table-cell>
          <table:table-cell office:value-type="string">
            <text:p>7b80ab48-6382-4511-8fb7-827d6c04a05e</text:p>
          </table:table-cell>
          <table:table-cell office:value-type="string">
            <text:p>sk-lus5DzjqJG1fWRw8CigZ8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4</text:p>
          </table:table-cell>
          <table:table-cell office:value-type="string">
            <text:p>1fce9502-8615-48fa-b89c-94da0a6d46b0</text:p>
          </table:table-cell>
          <table:table-cell office:value-type="string">
            <text:p>sk-t-pmymDZ7_RI49g7Ko7RwA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5</text:p>
          </table:table-cell>
          <table:table-cell office:value-type="string">
            <text:p>789ea592-512f-478b-82b1-f04c340b47a0</text:p>
          </table:table-cell>
          <table:table-cell office:value-type="string">
            <text:p>sk-IcsRzj2nKHMWLx4axBJTi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6</text:p>
          </table:table-cell>
          <table:table-cell office:value-type="string">
            <text:p>e4c26585-0360-4a65-af5e-f20a181414d6</text:p>
          </table:table-cell>
          <table:table-cell office:value-type="string">
            <text:p>sk-70NPsej1f4Mg8ZzBzo77s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7</text:p>
          </table:table-cell>
          <table:table-cell office:value-type="string">
            <text:p>79a4687a-41a1-477a-b224-f30d88e0eeee</text:p>
          </table:table-cell>
          <table:table-cell office:value-type="string">
            <text:p>sk-5IB7Uld0L9IDn3WlScw4k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8</text:p>
          </table:table-cell>
          <table:table-cell office:value-type="string">
            <text:p>652a73b6-db1d-4043-a6ac-fcb8eedf9472</text:p>
          </table:table-cell>
          <table:table-cell office:value-type="string">
            <text:p>sk-Mup6AexaipQWyhhbr_ARZ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9</text:p>
          </table:table-cell>
          <table:table-cell office:value-type="string">
            <text:p>9ad04eb1-075d-418b-8cb1-b387f14b9bf8</text:p>
          </table:table-cell>
          <table:table-cell office:value-type="string">
            <text:p>sk-RPYdmsVTO-xLRaYJz4H8kA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0</text:p>
          </table:table-cell>
          <table:table-cell office:value-type="string">
            <text:p>05a967f5-85d1-4f85-bc36-771dda53fe2b</text:p>
          </table:table-cell>
          <table:table-cell office:value-type="string">
            <text:p>sk-DHIa7pyClJ2QbaNzpkHSH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1</text:p>
          </table:table-cell>
          <table:table-cell office:value-type="string">
            <text:p>9f46e2f8-ab81-4cd5-b395-12ed0b18a3e3</text:p>
          </table:table-cell>
          <table:table-cell office:value-type="string">
            <text:p>sk-5VYHQEhfk38CyHa2m387O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2</text:p>
          </table:table-cell>
          <table:table-cell office:value-type="string">
            <text:p>9aa5602c-16b0-48c6-a210-205f84a1c37f</text:p>
          </table:table-cell>
          <table:table-cell office:value-type="string">
            <text:p>sk-HfV1viLrMkfkix80SjJWzA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3</text:p>
          </table:table-cell>
          <table:table-cell office:value-type="string">
            <text:p>7f4971d2-74f0-4fd2-af04-235077954520</text:p>
          </table:table-cell>
          <table:table-cell office:value-type="string">
            <text:p>sk-f86P8es9uGdSMYl2aWt-L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4</text:p>
          </table:table-cell>
          <table:table-cell office:value-type="string">
            <text:p>b2147b79-080e-41d3-a4fe-d01d9fdc01a1</text:p>
          </table:table-cell>
          <table:table-cell office:value-type="string">
            <text:p>sk-HH8RjoHK-O72WrLLhJXSK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5</text:p>
          </table:table-cell>
          <table:table-cell office:value-type="string">
            <text:p>4cd2db22-74f3-4cc5-9712-f1b7f8e1e6f2</text:p>
          </table:table-cell>
          <table:table-cell office:value-type="string">
            <text:p>sk-Z0fIIOdrBoYnxwwcVe4ja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6</text:p>
          </table:table-cell>
          <table:table-cell office:value-type="string">
            <text:p>c3196fbf-aabb-4d6d-82fb-e4b8dc513d77</text:p>
          </table:table-cell>
          <table:table-cell office:value-type="string">
            <text:p>sk-PyjOG-9pjwLJhWgx9pZ32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7</text:p>
          </table:table-cell>
          <table:table-cell office:value-type="string">
            <text:p>7df79922-aa77-48ca-81f7-ae60a09f8659</text:p>
          </table:table-cell>
          <table:table-cell office:value-type="string">
            <text:p>sk-CvkHYTwpsbXsCUExo_Mhs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8</text:p>
          </table:table-cell>
          <table:table-cell office:value-type="string">
            <text:p>e5a32724-d7bb-431d-93bf-165b4121c57f</text:p>
          </table:table-cell>
          <table:table-cell office:value-type="string">
            <text:p>sk-9nM5op85Yc3s99Fhskij5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19</text:p>
          </table:table-cell>
          <table:table-cell office:value-type="string">
            <text:p>c2725f1d-8ce3-469b-84e5-81dcd3c19aab</text:p>
          </table:table-cell>
          <table:table-cell office:value-type="string">
            <text:p>sk-Ercd4-XCk6oN-WkU4stz9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0</text:p>
          </table:table-cell>
          <table:table-cell office:value-type="string">
            <text:p>fd7919ac-d430-4748-b9c1-90c41c262aed</text:p>
          </table:table-cell>
          <table:table-cell office:value-type="string">
            <text:p>sk-R7lLhum5C0PBDSd51mUyR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1</text:p>
          </table:table-cell>
          <table:table-cell office:value-type="string">
            <text:p>312f51eb-406c-4127-b9e2-c40f8968c103</text:p>
          </table:table-cell>
          <table:table-cell office:value-type="string">
            <text:p>sk-n8-G4TMWOwBvTEPjuFUKH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2</text:p>
          </table:table-cell>
          <table:table-cell office:value-type="string">
            <text:p>62ffc310-52ee-4df6-98ad-53081bcaaf4e</text:p>
          </table:table-cell>
          <table:table-cell office:value-type="string">
            <text:p>sk-BtUismdQfcVGwI05W5hN7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3</text:p>
          </table:table-cell>
          <table:table-cell office:value-type="string">
            <text:p>8c8884b6-9590-48df-9edd-319a8fd3376e</text:p>
          </table:table-cell>
          <table:table-cell office:value-type="string">
            <text:p>sk-qfPp7E0Cw_mjy0BmcTP3E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4</text:p>
          </table:table-cell>
          <table:table-cell office:value-type="string">
            <text:p>4f2d40a3-8780-45cb-8093-bed37bfb98d5</text:p>
          </table:table-cell>
          <table:table-cell office:value-type="string">
            <text:p>sk-Yro3Ej6Zr0cnjfcOJc7cPg</text:p>
          </table:table-cell>
          <table:table-cell table:number-columns-repeated="1020"/>
        </table:table-row>
        <table:table-row table:style-name="ro2">
          <table:table-cell office:value-type="string">
            <text:p>Bangalore</text:p>
          </table:table-cell>
          <table:table-cell office:value-type="string">
            <text:p>Bangalore_25</text:p>
          </table:table-cell>
          <table:table-cell office:value-type="string">
            <text:p>1266f39c-e115-40cd-b3fa-834adc7c6e5b</text:p>
          </table:table-cell>
          <table:table-cell office:value-type="string">
            <text:p>sk-vW_AOZkc3GwVOkzzn06Kz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6</text:p>
          </table:table-cell>
          <table:table-cell office:value-type="string">
            <text:p>3fa3e03d-fab7-46e5-b6c6-c0d9e24947e8</text:p>
          </table:table-cell>
          <table:table-cell office:value-type="string">
            <text:p>sk-hhfAmFESi5Au9HVcb4lN3A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7</text:p>
          </table:table-cell>
          <table:table-cell office:value-type="string">
            <text:p>446772a9-d4c1-44d5-95e0-859eb8408483</text:p>
          </table:table-cell>
          <table:table-cell office:value-type="string">
            <text:p>sk-XpDmUBiG44jnQHe28os6I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8</text:p>
          </table:table-cell>
          <table:table-cell office:value-type="string">
            <text:p>3e111dc8-532e-4dc5-afcb-00d47afd2176</text:p>
          </table:table-cell>
          <table:table-cell office:value-type="string">
            <text:p>sk-zU2dfpNmjvLuR3iAaatK0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29</text:p>
          </table:table-cell>
          <table:table-cell office:value-type="string">
            <text:p>553488b3-8700-4414-a65e-398b39b6bedf</text:p>
          </table:table-cell>
          <table:table-cell office:value-type="string">
            <text:p>sk-T9_9Iie57qWmXdX7gplE7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0</text:p>
          </table:table-cell>
          <table:table-cell office:value-type="string">
            <text:p>116b9d5b-67f9-449d-99c2-277cf598bd4e</text:p>
          </table:table-cell>
          <table:table-cell office:value-type="string">
            <text:p>sk-NwohEmmEnua80N9M4HqjG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1</text:p>
          </table:table-cell>
          <table:table-cell office:value-type="string">
            <text:p>c753f09c-a719-40e4-baa2-c728c46cf67c</text:p>
          </table:table-cell>
          <table:table-cell office:value-type="string">
            <text:p>sk-3PvsQpAWR6RNpGdZcBN6mQ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2</text:p>
          </table:table-cell>
          <table:table-cell office:value-type="string">
            <text:p>7bfc36b7-addd-4ce0-96c9-8f2d0ebba40e</text:p>
          </table:table-cell>
          <table:table-cell office:value-type="string">
            <text:p>sk-9ykHZeg3PGRYlVm-wnRYT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3</text:p>
          </table:table-cell>
          <table:table-cell office:value-type="string">
            <text:p>63a64280-3f2a-4ce5-86bc-514a451fc3b1</text:p>
          </table:table-cell>
          <table:table-cell office:value-type="string">
            <text:p>sk-mN7zeU3WPrDa61Ss3njV0A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4</text:p>
          </table:table-cell>
          <table:table-cell office:value-type="string">
            <text:p>889070cd-a26e-444c-8db6-b4e59cbfec70</text:p>
          </table:table-cell>
          <table:table-cell office:value-type="string">
            <text:p>sk-gJHZ0CsULRt-fKqtZRZoFw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5</text:p>
          </table:table-cell>
          <table:table-cell office:value-type="string">
            <text:p>a3b7c472-25b6-4be0-b081-84a34af09a01</text:p>
          </table:table-cell>
          <table:table-cell office:value-type="string">
            <text:p>sk-3kLx4T0QgPcUYzszEyUe8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6</text:p>
          </table:table-cell>
          <table:table-cell office:value-type="string">
            <text:p>069ec732-e277-41e3-afd7-88f8edba1d42</text:p>
          </table:table-cell>
          <table:table-cell office:value-type="string">
            <text:p>sk-hzMpKAlCodLJQfS2llhOtg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7</text:p>
          </table:table-cell>
          <table:table-cell office:value-type="string">
            <text:p>27382e9a-309a-4701-bda7-e6e64a4df7f5</text:p>
          </table:table-cell>
          <table:table-cell office:value-type="string">
            <text:p>sk-8E5yVJGfqb0gyWRyIpH23A</text:p>
          </table:table-cell>
          <table:table-cell table:number-columns-repeated="1020"/>
        </table:table-row>
        <table:table-row table:style-name="ro1">
          <table:table-cell office:value-type="string">
            <text:p>Bangalore</text:p>
          </table:table-cell>
          <table:table-cell office:value-type="string">
            <text:p>Bangalore_38</text:p>
          </table:table-cell>
          <table:table-cell office:value-type="string">
            <text:p>b37ea4c2-7703-4abf-9633-b52d9427f1a8</text:p>
          </table:table-cell>
          <table:table-cell office:value-type="string">
            <text:p>sk-X7fxLAqPademBYUaLJwT4A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3">04/13/2026</text:date>, <text:time>18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13T18:19:11.19</dc:date>
    <dc:creator>A S</dc:creator>
    <meta:editing-duration>PT23M44S</meta:editing-duration>
    <meta:editing-cycles>1</meta:editing-cycles>
    <meta:document-statistic meta:table-count="1" meta:cell-count="156" meta:object-count="0"/>
    <meta:generator>OpenOffice/4.1.15$Win32 OpenOffice.org_project/4115m2$Build-9813</meta:generator>
  </office:meta>
</office:document-meta>
</file>